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34e13" officeooo:paragraph-rsid="00034e13"/>
    </style:style>
    <style:style style:name="P3" style:family="paragraph" style:parent-style-name="Standard">
      <style:text-properties fo:font-size="20pt" fo:font-weight="bold" officeooo:rsid="0003e855" officeooo:paragraph-rsid="0003e855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42pt" style:font-size-asian="42pt" style:font-size-complex="42pt"/>
    </style:style>
    <style:style style:name="P7" style:family="paragraph">
      <loext:graphic-properties draw:fill="none" draw:fill-color="#ffffff"/>
      <style:text-properties fo:font-size="42pt" style:font-size-asian="42pt" style:font-size-complex="4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/>
    </style:style>
    <style:style style:name="gr1" style:family="graphic">
      <style:graphic-properties draw:stroke="none" draw:fill="none" draw:fill-color="#ffffff" fo:min-height="5.45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6.14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fill="none" draw:fill-color="#ffffff" fo:min-height="3.58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="none" draw:fill-color="#ffffff" fo:min-height="1.75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17.224cm" fo:min-width="16.80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fill="none" draw:fill-color="#ffffff" fo:min-height="1.762cm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draw:fill="none" draw:fill-color="#ffffff" fo:min-height="4.45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draw:fill="none" draw:fill-color="#ffffff" fo:min-height="4.34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draw:fill="none" draw:fill-color="#ffffff" fo:min-height="6.32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12.76cm" fo:min-width="12.386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3.1: Miriam Guerra Guerra</text:p>
      <text:p text:style-name="P2">Nota: Esta idea es sobre una plataforma web para estudiantes de formación profesional y erasmus que quieren obtener sus primeras prácticas de empresa.</text:p>
      <text:p text:style-name="Standard"><draw:custom-shape text:anchor-type="paragraph" draw:z-index="8" draw:name="Forma 2" draw:style-name="gr6" draw:text-style-name="P8" svg:width="16.802cm" svg:height="17.225cm" svg:x="0.192cm" svg:y="3.637cm"><text:p/><draw:enhanced-geometry svg:viewBox="0 0 21600 21600" draw:type="rectangle" draw:enhanced-path="M 0 0 L 21600 0 21600 21600 0 21600 0 0 Z N"/></draw:custom-shape><draw:frame text:anchor-type="paragraph" draw:z-index="9" draw:name="Marco de texto 5" draw:style-name="gr5" draw:text-style-name="P7" svg:width="14.976cm" svg:height="1.756cm" svg:x="0.549cm" svg:y="0.215cm"><draw:text-box><text:p text:style-name="P6"><text:span text:style-name="T2">Mapa de valor</text:span></text:p></draw:text-box></draw:frame><draw:line text:anchor-type="paragraph" draw:z-index="10" draw:name="Línea 4" draw:style-name="gr4" draw:text-style-name="P5" svg:x1="0.192cm" svg:y1="3.637cm" svg:x2="8.115cm" svg:y2="13.083cm"><text:p/></draw:line><draw:line text:anchor-type="paragraph" draw:z-index="11" draw:name="Línea 6" draw:style-name="gr4" draw:text-style-name="P5" svg:x1="16.994cm" svg:y1="13.083cm" svg:x2="8.116cm" svg:y2="13.083cm"><text:p/></draw:line><draw:line text:anchor-type="paragraph" draw:z-index="12" draw:name="Línea horizontal 1" draw:style-name="gr4" draw:text-style-name="P5" svg:x1="8.115cm" svg:y1="13.083cm" svg:x2="0.192cm" svg:y2="20.862cm"><text:p/></draw:line><draw:frame text:anchor-type="paragraph" draw:z-index="13" draw:name="Marco de texto 6" draw:style-name="gr3" draw:text-style-name="P4" svg:width="6.704cm" svg:height="4.384cm" svg:x="7.181cm" svg:y="4.263cm"><draw:text-box><text:p><text:span text:style-name="T1">Generador de ganancias:</text:span></text:p><text:p>- Ahorro de tiempo al contactar empresas.</text:p><text:p>- Mayor amplitud de oferta de empresa.</text:p><text:p>- Conocimientos sobre requisitos o aptitudes que se solicitan en el sector.</text:p><text:p>- Indicar si las empresas buscan o no contratar.</text:p></draw:text-box></draw:frame><draw:frame text:anchor-type="paragraph" draw:z-index="14" draw:name="Marco de texto 7" draw:style-name="gr2" draw:text-style-name="P4" svg:width="6.704cm" svg:height="6.148cm" svg:x="8.398cm" svg:y="13.815cm"><draw:text-box><text:p><text:span text:style-name="T1">Aliviador de dificultades:</text:span></text:p><text:p>- Tener en un mismo sitio todas las empresas.</text:p><text:p>- No tener que explicar a empresas extranjeras qué es erasmus o un ciclo de formación profesional porque ya lo explica la web.</text:p><text:p>- Responder dudas generales sobre las prácticas y/o el erasmus.</text:p><text:p/></draw:text-box></draw:frame><draw:frame text:anchor-type="paragraph" draw:z-index="15" draw:name="Marco de texto 8" draw:style-name="gr1" draw:text-style-name="P4" svg:width="4.931cm" svg:height="5.455cm" svg:x="0.302cm" svg:y="10.349cm"><draw:text-box><text:p><text:span text:style-name="T1">Productos y servicios:</text:span></text:p><text:p>- Plataforma con ofertas de prácticas en empresas.</text:p><text:p>- Contacto entre alumnos y empresas.</text:p><text:p>- Guía, consejos o solucionario de dudas sobre las prácticas.</text:p><text:p/></draw:text-box></draw:frame></text:p>
      <text:p text:style-name="P1"><draw:frame text:anchor-type="paragraph" draw:z-index="7" draw:name="Marco de texto 4" draw:style-name="gr7" draw:text-style-name="P10" svg:width="11.722cm" svg:height="1.763cm" svg:x="2.521cm" svg:y="0.649cm"><draw:text-box><text:p text:style-name="P9"><text:span text:style-name="T3">Perfil del cliente</text:span></text:p></draw:text-box></draw:frame><draw:frame text:anchor-type="paragraph" draw:z-index="6" draw:name="Marco de texto 3" draw:style-name="gr8" draw:text-style-name="P4" svg:width="6.51cm" svg:height="4.455cm" svg:x="10.432cm" svg:y="11.01cm"><draw:text-box><text:p><text:span text:style-name="T1">Trabajo del cliente:</text:span></text:p><text:p>- Estudiante de formación profesional en su último curso del ciclo superior.</text:p><text:p>- Quieren prácticas de empresa que sean acordes a su formación.</text:p><text:p>- Quieren aprender durante el periodo de prácticas.</text:p><text:p/></draw:text-box></draw:frame><draw:frame text:anchor-type="paragraph" draw:z-index="5" draw:name="Marco de texto 2" draw:style-name="gr9" draw:text-style-name="P4" svg:width="7.233cm" svg:height="4.349cm" svg:x="2.485cm" svg:y="14.212cm"><draw:text-box><text:p><text:span text:style-name="T1">Dolores:</text:span></text:p><text:p>- No se aportan nuevas empresas a las opciones de los estudiantes.</text:p><text:p>- Los estudiantes no saben buscar su propio trabajo en este sector.</text:p><text:p>- Los estudiantes no tienen conocimientos sobre lo que quieren las empresas o sobre procesos de selección.</text:p></draw:text-box></draw:frame><draw:frame text:anchor-type="paragraph" draw:z-index="4" draw:name="Marco de texto 1" draw:style-name="gr10" draw:text-style-name="P11" svg:width="7.598cm" svg:height="7.305cm" svg:x="3.394cm" svg:y="4.563cm"><draw:text-box><text:p><text:span text:style-name="T4">Ganancias:</text:span></text:p><text:p><text:span text:style-name="T5">- Tener más conocimientos sobre los perfiles que buscan las empresas desde el principio del curso.</text:span></text:p><text:p><text:span text:style-name="T5">- Tener en un mismo lugar todo lo necesario sobre las prácticas de empresa.</text:span></text:p><text:p><text:span text:style-name="T5">- Poder contactar con las empresas y tener de primera mano lo que buscan.</text:span></text:p><text:p><text:span text:style-name="T5">- También hay empresas de otros países de Europa para los estudiantes que quieren hacer su erasmus.</text:span></text:p><text:p><text:span text:style-name="T5">-Opcional: ampliar a alojamiento para estudiantes erasmus.</text:span></text:p><text:p><text:span text:style-name="T5">- Seguimiento del profesorado sobre las practicas</text:span></text:p></draw:text-box></draw:frame><draw:line text:anchor-type="paragraph" draw:z-index="3" draw:name="Línea 3" draw:style-name="gr4" draw:text-style-name="P5" svg:x1="8.606cm" svg:y1="12.607cm" svg:x2="14.665cm" svg:y2="18.798cm"><text:p/></draw:line><draw:line text:anchor-type="paragraph" draw:z-index="2" draw:name="Línea 2" draw:style-name="gr4" draw:text-style-name="P5" svg:x1="-0.046cm" svg:y1="12.686cm" svg:x2="8.606cm" svg:y2="12.607cm"><text:p/></draw:line><draw:line text:anchor-type="paragraph" draw:z-index="1" draw:name="Línea 1" draw:style-name="gr4" draw:text-style-name="P5" svg:x1="8.606cm" svg:y1="12.686cm" svg:x2="15.274cm" svg:y2="6.257cm"><text:p/></draw:line><draw:custom-shape text:anchor-type="paragraph" draw:z-index="0" draw:name="Forma 1" draw:style-name="gr11" draw:text-style-name="P8" svg:width="17.516cm" svg:height="18.045cm" svg:x="-0.046cm" svg:y="3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7:27:25.809000000</meta:creation-date>
    <dc:date>2024-09-18T18:06:51.950000000</dc:date>
    <meta:editing-duration>PT5M19S</meta:editing-duration>
    <meta:editing-cycles>1</meta:editing-cycles>
    <meta:document-statistic meta:table-count="0" meta:image-count="0" meta:object-count="0" meta:page-count="2" meta:paragraph-count="2" meta:word-count="27" meta:character-count="176" meta:non-whitespace-character-count="151"/>
    <meta:generator>LibreOffice/24.2.0.3$Windows_X86_64 LibreOffice_project/da48488a73ddd66ea24cf16bbc4f7b9c08e9bea1</meta:generator>
  </office:meta>
</office:document-meta>
</file>